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b g/dL (light scattering)</text:p>
          </table:table-cell>
          <table:table-cell office:value-type="string" calcext:value-type="string">
            <text:p>hb mol/l</text:p>
          </table:table-cell>
          <table:table-cell office:value-type="string" calcext:value-type="string">
            <text:p>hb g/dL (aperture impedance)</text:p>
          </table:table-cell>
          <table:table-cell office:value-type="string" calcext:value-type="string">
            <text:p>hb mol/l</text:p>
          </table:table-cell>
          <table:table-cell table:number-columns-repeated="2"/>
          <table:table-cell office:value-type="string" calcext:value-type="string">
            <text:p>Hb mw g/mol</text:p>
          </table:table-cell>
          <table:table-cell office:value-type="float" office:value="64.458" calcext:value-type="float">
            <text:p>64,458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table:formula="of:=[.A2]/[.$H$1]*10" office:value-type="float" office:value="4.28185795401657" calcext:value-type="float">
            <text:p>4,281857954</text:p>
          </table:table-cell>
          <table:table-cell office:value-type="float" office:value="27.8" calcext:value-type="float">
            <text:p>27,8</text:p>
          </table:table-cell>
          <table:table-cell table:formula="of:=[.C2]/[.$H$1]*10" office:value-type="float" office:value="4.3128859102051" calcext:value-type="float">
            <text:p>4,3128859102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,8</text:p>
          </table:table-cell>
          <table:table-cell table:formula="of:=[.A3]/[.$H$1]*10" office:value-type="float" office:value="4.62316547209035" calcext:value-type="float">
            <text:p>4,6231654721</text:p>
          </table:table-cell>
          <table:table-cell office:value-type="float" office:value="31.2" calcext:value-type="float">
            <text:p>31,2</text:p>
          </table:table-cell>
          <table:table-cell table:formula="of:=[.C3]/[.$H$1]*10" office:value-type="float" office:value="4.84036116541003" calcext:value-type="float">
            <text:p>4,8403611654</text:p>
          </table:table-cell>
          <table:table-cell table:number-columns-repeated="2"/>
          <table:table-cell office:value-type="string" calcext:value-type="string">
            <text:p>mittlere konz</text:p>
          </table:table-cell>
          <table:table-cell table:formula="of:=([.B10]+[.D10])/2" office:value-type="float" office:value="5.08082782587111" calcext:value-type="float">
            <text:p>5,0808278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]/[.$H$1]*10" office:value-type="float" office:value="4.80933320922151" calcext:value-type="float">
            <text:p>4,8093332092</text:p>
          </table:table-cell>
          <table:table-cell office:value-type="float" office:value="32.6" calcext:value-type="float">
            <text:p>32,6</text:p>
          </table:table-cell>
          <table:table-cell table:formula="of:=[.C4]/[.$H$1]*10" office:value-type="float" office:value="5.05755685872972" calcext:value-type="float">
            <text:p>5,0575568587</text:p>
          </table:table-cell>
          <table:table-cell table:number-columns-repeated="4"/>
        </table:table-row>
        <table:table-row table:style-name="ro1">
          <table:table-cell office:value-type="float" office:value="32.1" calcext:value-type="float">
            <text:p>32,1</text:p>
          </table:table-cell>
          <table:table-cell table:formula="of:=[.A5]/[.$H$1]*10" office:value-type="float" office:value="4.9799869682584" calcext:value-type="float">
            <text:p>4,9799869683</text:p>
          </table:table-cell>
          <table:table-cell office:value-type="float" office:value="33.3" calcext:value-type="float">
            <text:p>33,3</text:p>
          </table:table-cell>
          <table:table-cell table:formula="of:=[.C5]/[.$H$1]*10" office:value-type="float" office:value="5.16615470538956" calcext:value-type="float">
            <text:p>5,1661547054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,6</text:p>
          </table:table-cell>
          <table:table-cell table:formula="of:=[.A6]/[.$H$1]*10" office:value-type="float" office:value="5.36783642061497" calcext:value-type="float">
            <text:p>5,3678364206</text:p>
          </table:table-cell>
          <table:table-cell office:value-type="float" office:value="32.6" calcext:value-type="float">
            <text:p>32,6</text:p>
          </table:table-cell>
          <table:table-cell table:formula="of:=[.C6]/[.$H$1]*10" office:value-type="float" office:value="5.05755685872972" calcext:value-type="float">
            <text:p>5,057556858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7]/[.$H$1]*10" office:value-type="float" office:value="5.74017189487729" calcext:value-type="float">
            <text:p>5,7401718949</text:p>
          </table:table-cell>
          <table:table-cell office:value-type="float" office:value="32.9" calcext:value-type="float">
            <text:p>32,9</text:p>
          </table:table-cell>
          <table:table-cell table:formula="of:=[.C7]/[.$H$1]*10" office:value-type="float" office:value="5.1040987930125" calcext:value-type="float">
            <text:p>5,104098793</text:p>
          </table:table-cell>
          <table:table-cell table:number-columns-repeated="4"/>
        </table:table-row>
        <table:table-row table:style-name="ro1">
          <table:table-cell office:value-type="float" office:value="40.1" calcext:value-type="float">
            <text:p>40,1</text:p>
          </table:table-cell>
          <table:table-cell table:formula="of:=[.A8]/[.$H$1]*10" office:value-type="float" office:value="6.22110521579944" calcext:value-type="float">
            <text:p>6,2211052158</text:p>
          </table:table-cell>
          <table:table-cell office:value-type="float" office:value="30.3" calcext:value-type="float">
            <text:p>30,3</text:p>
          </table:table-cell>
          <table:table-cell table:formula="of:=[.C8]/[.$H$1]*10" office:value-type="float" office:value="4.70073536256167" calcext:value-type="float">
            <text:p>4,7007353626</text:p>
          </table:table-cell>
          <table:table-cell table:number-columns-repeated="4"/>
        </table:table-row>
        <table:table-row table:style-name="ro1">
          <table:table-cell office:value-type="float" office:value="41.1" calcext:value-type="float">
            <text:p>41,1</text:p>
          </table:table-cell>
          <table:table-cell table:formula="of:=[.A9]/[.$H$1]*10" office:value-type="float" office:value="6.37624499674207" calcext:value-type="float">
            <text:p>6,3762449967</text:p>
          </table:table-cell>
          <table:table-cell office:value-type="float" office:value="30" calcext:value-type="float">
            <text:p>30</text:p>
          </table:table-cell>
          <table:table-cell table:formula="of:=[.C9]/[.$H$1]*10" office:value-type="float" office:value="4.65419342827888" calcext:value-type="float">
            <text:p>4,6541934283</text:p>
          </table:table-cell>
          <table:table-cell table:number-columns-repeated="4"/>
        </table:table-row>
        <table:table-row table:style-name="ro1">
          <table:table-cell/>
          <table:table-cell table:formula="of:=AVERAGE([.B2:.B9])" office:value-type="float" office:value="5.29996276645258" calcext:value-type="float">
            <text:p>5,2999627665</text:p>
          </table:table-cell>
          <table:table-cell/>
          <table:table-cell table:formula="of:=AVERAGE([.D2:.D9])" office:value-type="float" office:value="4.86169288528965" calcext:value-type="float">
            <text:p>4,86169288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.00.0000</text:date>, <text:time style:data-style-name="N2" text:time-value="10:46:49.4020698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6:07:57.042425276</meta:creation-date>
    <dc:date>2018-08-30T16:17:02.770509528</dc:date>
    <meta:editing-duration>PT9M5S</meta:editing-duration>
    <meta:editing-cycles>1</meta:editing-cycles>
    <meta:generator>LibreOffice/5.1.6.2$Linux_X86_64 LibreOffice_project/10m0$Build-2</meta:generator>
    <meta:document-statistic meta:table-count="1" meta:cell-count="42" meta:object-count="0"/>
  </office:meta>
</office:document-meta>
</file>